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400000240AC66BA1E.png" manifest:media-type="image/png"/>
  <manifest:file-entry manifest:full-path="Pictures/100000010000078000000438FABE4BC2.png" manifest:media-type="image/png"/>
  <manifest:file-entry manifest:full-path="Pictures/1000000100000295000001D42C348817.png" manifest:media-type="image/png"/>
  <manifest:file-entry manifest:full-path="Pictures/10000001000001A4000001160CB41E7F.png" manifest:media-type="image/png"/>
  <manifest:file-entry manifest:full-path="Pictures/100000010000029200000305258FE707.png" manifest:media-type="image/png"/>
  <manifest:file-entry manifest:full-path="Pictures/10000001000001A40000002424A9C7B1.png" manifest:media-type="image/png"/>
  <manifest:file-entry manifest:full-path="Pictures/10000001000000A000000072205D1397.png" manifest:media-type="image/png"/>
  <manifest:file-entry manifest:full-path="Pictures/10000001000002D2000001D2D8E17352.png" manifest:media-type="image/png"/>
  <manifest:file-entry manifest:full-path="Pictures/1000000100000749000002657C1E0DE2.png" manifest:media-type="image/png"/>
  <manifest:file-entry manifest:full-path="Pictures/100000010000028700000251D07E3453.png" manifest:media-type="image/png"/>
  <manifest:file-entry manifest:full-path="Pictures/1000000100000780000004382848DABA.png" manifest:media-type="image/png"/>
  <manifest:file-entry manifest:full-path="Pictures/100000010000078000000438EE7E1745.png" manifest:media-type="image/png"/>
  <manifest:file-entry manifest:full-path="Pictures/100000010000002C0000006B2722E26B.png" manifest:media-type="image/png"/>
  <manifest:file-entry manifest:full-path="Pictures/1000000100000500000003BD454D077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color="#1b1918" draw:fill="solid" draw:fill-color="#0f0f0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3" style:family="graphic" style:parent-style-name="objectwithoutfill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svg:stroke-width="0.035cm" svg:stroke-color="#fe7f00" draw:marker-start="Arrowheads_20_7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color="#202326" draw:fill="solid" draw:fill-color="#202326" loext:fill-use-slide-background="false" draw:textarea-horizontal-align="justify" draw:textarea-vertical-align="middle" draw:auto-grow-height="false" fo:min-height="0.385cm" fo:min-width="7.437cm" loext:decorative="false"/>
    </style:style>
    <style:style style:name="gr6" style:family="graphic">
      <style:graphic-properties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width="0.035cm" draw:marker-start-width="0.252cm" draw:marker-end-width="0.252cm" draw:fill="hatch" draw:fill-hatch-name="Red_20_90_20_Degrees_20_Crossed_20_5" draw:fill-hatch-solid="false" draw:textarea-horizontal-align="justify" draw:textarea-vertical-align="middle" draw:auto-grow-height="false" fo:min-height="0.257cm" fo:min-width="27.5cm" fo:padding-top="0.142cm" fo:padding-bottom="0.142cm" fo:padding-left="0.267cm" fo:padding-right="0.267cm" loext:decorative="false"/>
    </style:style>
    <style:style style:name="gr9" style:family="graphic" style:parent-style-name="standard">
      <style:graphic-properties svg:stroke-width="0.035cm" svg:stroke-color="#ffff00" draw:marker-start-width="0.252cm" draw:marker-end-width="0.252cm" draw:fill="hatch" draw:fill-hatch-name="Red_20_90_20_Degrees_20_Crossed_20_1" draw:fill-hatch-solid="false" draw:opacity="56%" draw:textarea-horizontal-align="justify" draw:textarea-vertical-align="middle" draw:auto-grow-height="false" fo:min-height="0.257cm" fo:min-width="27.5cm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svg:stroke-width="0.035cm" svg:stroke-color="#ffff00" draw:marker-start-width="0.252cm" draw:marker-end-width="0.252cm" draw:fill="hatch" draw:fill-hatch-name="Red_20_90_20_Degrees_20_Crossed_20_1" draw:fill-hatch-solid="false" draw:opacity="56%" draw:textarea-horizontal-align="justify" draw:textarea-vertical-align="middle" draw:auto-grow-height="false" fo:min-height="0.257cm" fo:min-width="22.806cm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svg:stroke-width="0.035cm" svg:stroke-color="#c9211e" draw:marker-start-width="0.252cm" draw:marker-end-width="0.252cm" draw:fill="hatch" draw:fill-hatch-name="Red_20_90_20_Degrees_20_Crossed_20_2" draw:fill-hatch-solid="false" draw:opacity="56%" draw:textarea-horizontal-align="justify" draw:textarea-vertical-align="middle" draw:auto-grow-height="false" fo:min-height="0.169cm" fo:min-width="27.5cm" fo:padding-top="0.142cm" fo:padding-bottom="0.142cm" fo:padding-left="0.267cm" fo:padding-right="0.267cm" loext:decorative="false"/>
    </style:style>
    <style:style style:name="gr12" style:family="graphic" style:parent-style-name="objectwithoutfill">
      <style:graphic-properties svg:stroke-width="0.035cm" svg:stroke-color="#00a933" draw:marker-start-width="0.252cm" draw:marker-end-width="0.252cm" draw:fill="hatch" draw:fill-hatch-name="Red_20_90_20_Degrees_20_Crossed_20_4" draw:fill-hatch-solid="false" draw:opacity="43%" draw:textarea-vertical-align="middle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 loext:decorative="false"/>
      <style:paragraph-properties style:writing-mode="lr-tb"/>
    </style:style>
    <style:style style:name="gr15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5.026cm" fo:min-width="6.586cm" fo:padding-top="0.142cm" fo:padding-bottom="0.142cm" fo:padding-left="0.267cm" fo:padding-right="0.267cm" style:writing-mode="lr-tb" loext:decorative="false"/>
      <style:paragraph-properties style:writing-mode="lr-tb"/>
    </style:style>
    <style:style style:name="gr16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4.135cm" fo:min-width="6.416cm" fo:padding-top="0.142cm" fo:padding-bottom="0.142cm" fo:padding-left="0.267cm" fo:padding-right="0.267cm" style:writing-mode="lr-tb" loext:decorative="false"/>
      <style:paragraph-properties style:writing-mode="lr-tb"/>
    </style:style>
    <style:style style:name="gr17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3.405cm" fo:min-width="22.148cm" fo:padding-top="0.142cm" fo:padding-bottom="0.142cm" fo:padding-left="0.267cm" fo:padding-right="0.267cm" style:writing-mode="lr-tb" loext:decorative="false"/>
      <style:paragraph-properties style:writing-mode="lr-tb"/>
    </style:style>
    <style:style style:name="gr18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0.661cm" fo:min-width="22.316cm" fo:padding-top="0.142cm" fo:padding-bottom="0.142cm" fo:padding-left="0.267cm" fo:padding-right="0.267cm" style:writing-mode="lr-tb" loext:decorative="false"/>
      <style:paragraph-properties style:writing-mode="lr-tb"/>
    </style:style>
    <style:style style:name="gr19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4.157cm" fo:min-width="3.54cm" fo:padding-top="0.142cm" fo:padding-bottom="0.142cm" fo:padding-left="0.267cm" fo:padding-right="0.267cm" style:writing-mode="lr-tb" loext:decorative="false"/>
      <style:paragraph-properties style:writing-mode="lr-tb"/>
    </style:style>
    <style:style style:name="gr20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0.366cm" fo:min-width="27.113cm" fo:padding-top="0.142cm" fo:padding-bottom="0.142cm" fo:padding-left="0.267cm" fo:padding-right="0.267cm" style:writing-mode="lr-tb" loext:decorative="false"/>
      <style:paragraph-properties style:writing-mode="lr-tb"/>
    </style:style>
    <style:style style:name="gr21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0.733cm" fo:min-width="27.187cm" fo:padding-top="0.142cm" fo:padding-bottom="0.142cm" fo:padding-left="0.267cm" fo:padding-right="0.267cm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035cm" svg:stroke-color="#fe7f00" draw:marker-start-width="0.252cm" draw:marker-end="Arrowheads_20_7" draw:marker-end-width="0.252cm" draw:fill="none" draw:textarea-horizontal-align="justify" draw:textarea-vertical-align="middle" draw:auto-grow-height="true" fo:min-height="0cm" fo:min-width="0cm" fo:padding-top="0.142cm" fo:padding-bottom="0.142cm" fo:padding-left="0.267cm" fo:padding-right="0.267cm" loext:decorative="false"/>
    </style:style>
    <style:style style:name="gr23" style:family="graphic" style:parent-style-name="objectwithoutfill">
      <style:graphic-properties draw:stroke="dash" draw:stroke-dash="Dot" svg:stroke-width="0.035cm" svg:stroke-color="#ff8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24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729cm" fo:min-width="5.03cm" fo:padding-top="0.142cm" fo:padding-bottom="0.142cm" fo:padding-left="0.267cm" fo:padding-right="0.267cm" loext:decorative="false"/>
    </style:style>
    <style:style style:name="gr25" style:family="graphic" style:parent-style-name="objectwithoutfill">
      <style:graphic-properties svg:stroke-width="0.035cm" svg:stroke-color="#ff8000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26" style:family="graphic" style:parent-style-name="standard">
      <style:graphic-properties svg:stroke-width="0.035cm" draw:marker-start-width="0.252cm" draw:marker-end-width="0.252cm" draw:fill="hatch" draw:fill-hatch-name="Blue_20_45_20_Degrees" draw:opacity="38%" draw:textarea-horizontal-align="justify" draw:textarea-vertical-align="middle" draw:auto-grow-height="false" fo:min-height="6.324cm" fo:min-width="27.5cm" fo:padding-top="0.142cm" fo:padding-bottom="0.142cm" fo:padding-left="0.267cm" fo:padding-right="0.267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035cm" svg:stroke-color="#00a933" draw:marker-start-width="0.252cm" draw:marker-end-width="0.252cm" draw:fill="hatch" draw:fill-hatch-name="Green_20_135_20_Degrees" draw:fill-hatch-solid="false" draw:opacity="38%" draw:textarea-horizontal-align="justify" draw:textarea-vertical-align="middle" draw:auto-grow-height="false" fo:min-height="3.42cm" fo:min-width="27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35cm" svg:stroke-color="#ffbf00" draw:marker-start-width="0.252cm" draw:marker-end-width="0.252cm" draw:fill="hatch" draw:fill-hatch-name="Gold_20_45_20_Degress_20_narrow" draw:fill-hatch-solid="false" draw:opacity="38%" draw:textarea-horizontal-align="justify" draw:textarea-vertical-align="middle" draw:auto-grow-height="false" fo:min-height="3.461cm" fo:min-width="27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9" style:family="graphic" style:parent-style-name="objectwithoutfill">
      <style:graphic-properties draw:stroke="dash" draw:stroke-dash="Long_20_Dash" svg:stroke-width="0.053cm" draw:marker-start-width="0.279cm" draw:marker-end="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30" style:family="graphic" style:parent-style-name="objectwithoutfill">
      <style:graphic-properties draw:stroke="dash" draw:stroke-dash="Long_20_Dash" svg:stroke-width="0.053cm" svg:stroke-color="#00a933" draw:marker-start-width="0.279cm" draw:marker-end="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31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4cm" fo:min-width="4.934cm" fo:padding-top="0.142cm" fo:padding-bottom="0.142cm" fo:padding-left="0.267cm" fo:padding-right="0.267cm" loext:decorative="false"/>
    </style:style>
    <style:style style:name="gr32" style:family="graphic" style:parent-style-name="standard">
      <style:graphic-properties svg:stroke-width="0.035cm" draw:marker-start-width="0.252cm" draw:marker-end-width="0.252cm" draw:fill="hatch" draw:fill-hatch-name="Blue_20_45_20_Degrees" draw:opacity="38%" draw:textarea-horizontal-align="justify" draw:textarea-vertical-align="middle" draw:auto-grow-height="false" fo:min-height="13.78cm" fo:min-width="11.76cm" fo:padding-top="0.142cm" fo:padding-bottom="0.142cm" fo:padding-left="0.267cm" fo:padding-right="0.267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35cm" svg:stroke-color="#00a933" draw:marker-start-width="0.252cm" draw:marker-end-width="0.252cm" draw:fill="hatch" draw:fill-hatch-name="Green_20_135_20_Degrees" draw:opacity="38%" draw:textarea-horizontal-align="justify" draw:textarea-vertical-align="middle" draw:auto-grow-height="false" fo:min-height="13.78cm" fo:min-width="10.359cm" fo:padding-top="0.142cm" fo:padding-bottom="0.142cm" fo:padding-left="0.267cm" fo:padding-right="0.267cm" style:writing-mode="lr-tb" loext:decorative="false"/>
      <style:paragraph-properties style:writing-mode="lr-tb"/>
    </style:style>
    <style:style style:name="gr34" style:family="graphic" style:parent-style-name="standard">
      <style:graphic-properties svg:stroke-width="0.035cm" svg:stroke-color="#ffbf00" draw:marker-start-width="0.252cm" draw:marker-end-width="0.252cm" draw:fill="hatch" draw:fill-hatch-name="Gold_20_45_20_Degress_20_narrow" draw:opacity="38%" draw:textarea-horizontal-align="justify" draw:textarea-vertical-align="middle" draw:auto-grow-height="false" fo:min-height="13.78cm" fo:min-width="4.182cm" fo:padding-top="0.142cm" fo:padding-bottom="0.142cm" fo:padding-left="0.267cm" fo:padding-right="0.267cm" style:writing-mode="lr-tb" loext:decorative="false"/>
      <style:paragraph-properties style:writing-mode="lr-tb"/>
    </style:style>
    <style:style style:name="gr35" style:family="graphic" style:parent-style-name="objectwithoutfill">
      <style:graphic-properties draw:stroke="dash" draw:stroke-dash="Long_20_Dash" svg:stroke-width="0.053cm" svg:stroke-color="#ffbf00" draw:marker-start-width="0.279cm" draw:marker-end="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36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06cm" fo:min-width="4.9cm" fo:padding-top="0.142cm" fo:padding-bottom="0.142cm" fo:padding-left="0.267cm" fo:padding-right="0.267cm" loext:decorative="false"/>
    </style:style>
    <style:style style:name="gr37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0.782cm" fo:min-width="6.617cm" loext:decorative="false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39" style:family="graphic" style:parent-style-name="standard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 loext:decorative="false"/>
    </style:style>
    <style:style style:name="gr4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0.455cm" loext:decorative="false"/>
      <style:paragraph-properties style:writing-mode="lr-tb"/>
    </style:style>
    <style:style style:name="P1" style:family="paragraph">
      <loext:graphic-properties draw:fill="solid" draw:fill-color="#0f0f0f"/>
      <style:paragraph-properties fo:text-align="center"/>
    </style:style>
    <style:style style:name="P2" style:family="paragraph">
      <loext:graphic-properties draw:fill="none" draw:fill-color="#ffffff"/>
      <style:text-properties fo:color="#000000" loext:opacity="100%" style:font-name="Nimbus San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202326"/>
      <style:paragraph-properties fo:text-align="center"/>
    </style:style>
    <style:style style:name="P5" style:family="paragraph">
      <loext:graphic-properties draw:fill="hatch" draw:fill-hatch-name="Red_20_90_20_Degrees_20_Crossed_20_5" draw:fill-hatch-solid="false"/>
      <style:paragraph-properties fo:text-align="center"/>
    </style:style>
    <style:style style:name="P6" style:family="paragraph">
      <loext:graphic-properties draw:fill="hatch" draw:fill-hatch-name="Red_20_90_20_Degrees_20_Crossed_20_1" draw:fill-hatch-solid="false" draw:opacity="56%"/>
      <style:paragraph-properties fo:text-align="center"/>
    </style:style>
    <style:style style:name="P7" style:family="paragraph">
      <loext:graphic-properties draw:fill="hatch" draw:fill-hatch-name="Red_20_90_20_Degrees_20_Crossed_20_2" draw:fill-hatch-solid="false" draw:opacity="56%"/>
      <style:paragraph-properties fo:text-align="center"/>
    </style:style>
    <style:style style:name="P8" style:family="paragraph">
      <loext:graphic-properties draw:fill="hatch" draw:fill-hatch-name="Red_20_90_20_Degrees_20_Crossed_20_4" draw:fill-hatch-solid="false" draw:opacity="43%"/>
      <style:paragraph-properties fo:text-align="center"/>
    </style:style>
    <style:style style:name="P9" style:family="paragraph">
      <loext:graphic-properties draw:fill="none" draw:fill-color="#ffffff"/>
      <style:text-properties fo:color="#00a933" loext:opacity="100%"/>
    </style:style>
    <style:style style:name="P10" style:family="paragraph">
      <loext:graphic-properties draw:fill="none" draw:fill-color="#ffffff"/>
      <style:text-properties fo:color="#729fcf" loext:opacity="100%"/>
    </style:style>
    <style:style style:name="P11" style:family="paragraph">
      <loext:graphic-properties draw:fill="none" draw:fill-color="#ffffff"/>
      <style:text-properties fo:color="#ffff00" loext:opacity="100%"/>
    </style:style>
    <style:style style:name="P12" style:family="paragraph">
      <loext:graphic-properties draw:fill="none" draw:fill-color="#ffffff"/>
      <style:text-properties fo:color="#c9211e" loext:opacity="100%"/>
    </style:style>
    <style:style style:name="P13" style:family="paragraph">
      <style:paragraph-properties fo:text-align="center" style:writing-mode="lr-tb"/>
      <style:text-properties fo:color="#ff8000" loext:opacity="100%"/>
    </style:style>
    <style:style style:name="P14" style:family="paragraph">
      <loext:graphic-properties draw:fill="none"/>
      <style:paragraph-properties fo:text-align="center" style:writing-mode="lr-tb"/>
      <style:text-properties fo:color="#ff8000" loext:opacity="100%"/>
    </style:style>
    <style:style style:name="P15" style:family="paragraph">
      <style:paragraph-properties fo:text-align="center" style:writing-mode="lr-tb"/>
      <style:text-properties fo:color="#ff8000" loext:opacity="100%" fo:font-size="18pt" style:font-size-asian="18pt" style:font-size-complex="18pt"/>
    </style:style>
    <style:style style:name="P16" style:family="paragraph">
      <loext:graphic-properties draw:fill="none"/>
      <style:paragraph-properties fo:text-align="center" style:writing-mode="lr-tb"/>
      <style:text-properties fo:color="#ff8000" loext:opacity="100%" fo:font-size="18pt" style:font-size-asian="18pt" style:font-size-complex="18pt"/>
    </style:style>
    <style:style style:name="P17" style:family="paragraph">
      <style:paragraph-properties fo:text-align="center" style:writing-mode="lr-tb"/>
      <style:text-properties fo:color="#3465a4" loext:opacity="100%"/>
    </style:style>
    <style:style style:name="P18" style:family="paragraph">
      <loext:graphic-properties draw:fill="hatch" draw:fill-hatch-name="Blue_20_45_20_Degrees" draw:opacity="38%"/>
      <style:paragraph-properties fo:text-align="center" style:writing-mode="lr-tb"/>
      <style:text-properties fo:color="#3465a4" loext:opacity="100%"/>
    </style:style>
    <style:style style:name="P19" style:family="paragraph">
      <style:paragraph-properties fo:text-align="center" style:writing-mode="lr-tb"/>
      <style:text-properties fo:color="#00a933" loext:opacity="100%"/>
    </style:style>
    <style:style style:name="P20" style:family="paragraph">
      <loext:graphic-properties draw:fill="hatch" draw:fill-hatch-name="Green_20_135_20_Degrees" draw:fill-hatch-solid="false" draw:opacity="38%"/>
      <style:paragraph-properties fo:text-align="center" style:writing-mode="lr-tb"/>
      <style:text-properties fo:color="#00a933" loext:opacity="100%"/>
    </style:style>
    <style:style style:name="P21" style:family="paragraph">
      <style:paragraph-properties fo:text-align="center" style:writing-mode="lr-tb"/>
      <style:text-properties fo:color="#ffbf00" loext:opacity="100%"/>
    </style:style>
    <style:style style:name="P22" style:family="paragraph">
      <loext:graphic-properties draw:fill="hatch" draw:fill-hatch-name="Gold_20_45_20_Degress_20_narrow" draw:fill-hatch-solid="false" draw:opacity="38%"/>
      <style:paragraph-properties fo:text-align="center" style:writing-mode="lr-tb"/>
      <style:text-properties fo:color="#ffbf00" loext:opacity="100%"/>
    </style:style>
    <style:style style:name="P23" style:family="paragraph">
      <loext:graphic-properties draw:fill="hatch" draw:fill-hatch-name="Green_20_135_20_Degrees" draw:opacity="38%"/>
      <style:paragraph-properties fo:text-align="center" style:writing-mode="lr-tb"/>
      <style:text-properties fo:color="#00a933" loext:opacity="100%"/>
    </style:style>
    <style:style style:name="P24" style:family="paragraph">
      <loext:graphic-properties draw:fill="hatch" draw:fill-hatch-name="Gold_20_45_20_Degress_20_narrow" draw:opacity="38%"/>
      <style:paragraph-properties fo:text-align="center" style:writing-mode="lr-tb"/>
      <style:text-properties fo:color="#ffbf00" loext:opacity="100%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solid" draw:fill-color="#ffffff"/>
      <style:text-properties fo:color="#000000" loext:opacity="100%" style:font-name="Nimbus Sans" fo:font-size="18pt"/>
    </style:style>
    <style:style style:name="T1" style:family="text">
      <style:text-properties fo:color="#000000" loext:opacity="100%" style:font-name="Nimbus Sans"/>
    </style:style>
    <style:style style:name="T2" style:family="text">
      <style:text-properties fo:color="#00a933" loext:opacity="100%"/>
    </style:style>
    <style:style style:name="T3" style:family="text">
      <style:text-properties fo:color="#729fcf" loext:opacity="100%"/>
    </style:style>
    <style:style style:name="T4" style:family="text">
      <style:text-properties fo:color="#ffff00" loext:opacity="100%"/>
    </style:style>
    <style:style style:name="T5" style:family="text">
      <style:text-properties fo:color="#c9211e" loext:opacity="100%"/>
    </style:style>
    <style:style style:name="T6" style:family="text">
      <style:text-properties fo:color="#ff8000" loext:opacity="100%"/>
    </style:style>
    <style:style style:name="T7" style:family="text">
      <style:text-properties fo:color="#ff8000" loext:opacity="100%" fo:font-size="18pt" style:font-size-asian="18pt" style:font-size-complex="18pt"/>
    </style:style>
    <style:style style:name="T8" style:family="text">
      <style:text-properties fo:color="#3465a4" loext:opacity="100%"/>
    </style:style>
    <style:style style:name="T9" style:family="text">
      <style:text-properties fo:color="#ffbf00" loext:opacity="100%"/>
    </style:style>
    <style:style style:name="T10" style:family="text">
      <style:text-properties fo:color="#000000" loext:opacity="100%" style:font-name="Nimbus Sans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54cm" svg:height="12.192cm" svg:x="6.513cm" svg:y="1.339cm">
          <draw:image xlink:href="Pictures/100000010000026400000240AC66BA1E.png" xlink:type="simple" xlink:show="embed" xlink:actuate="onLoad" draw:mime-type="image/png">
            <text:p/>
          </draw:image>
        </draw:frame>
        <draw:frame draw:style-name="gr2" draw:text-style-name="P2" draw:layer="layout" svg:width="0.796cm" svg:height="0.962cm" svg:x="4.852cm" svg:y="5.204cm">
          <draw:text-box>
            <text:p><text:span text:style-name="T1">2</text:span></text:p>
          </draw:text-box>
        </draw:frame>
        <draw:line draw:style-name="gr3" draw:text-style-name="P3" draw:layer="layout" svg:x1="5.654cm" svg:y1="5.625cm" svg:x2="6.765cm" svg:y2="5.625cm">
          <text:p/>
        </draw:line>
        <draw:frame draw:style-name="gr2" draw:text-style-name="P2" draw:layer="layout" svg:width="0.614cm" svg:height="0.962cm" svg:x="20.299cm" svg:y="1.408cm">
          <draw:text-box>
            <text:p><text:span text:style-name="T1">1</text:span></text:p>
          </draw:text-box>
        </draw:frame>
        <draw:line draw:style-name="gr4" draw:text-style-name="P3" draw:layer="layout" svg:x1="19.195cm" svg:y1="1.885cm" svg:x2="20.303cm" svg:y2="1.885cm">
          <text:p/>
        </draw:line>
        <draw:frame draw:style-name="gr2" draw:text-style-name="P2" draw:layer="layout" svg:width="0.696cm" svg:height="0.962cm" svg:x="20.294cm" svg:y="5.239cm">
          <draw:text-box>
            <text:p><text:span text:style-name="T1">5</text:span></text:p>
          </draw:text-box>
        </draw:frame>
        <draw:line draw:style-name="gr4" draw:text-style-name="P3" draw:layer="layout" svg:x1="17.959cm" svg:y1="5.716cm" svg:x2="20.298cm" svg:y2="5.716cm">
          <text:p/>
        </draw:line>
        <draw:frame draw:style-name="gr2" draw:text-style-name="P2" draw:layer="layout" svg:width="0.643cm" svg:height="0.962cm" svg:x="20.297cm" svg:y="6.404cm">
          <draw:text-box>
            <text:p><text:span text:style-name="T1">6</text:span></text:p>
          </draw:text-box>
        </draw:frame>
        <draw:line draw:style-name="gr4" draw:text-style-name="P3" draw:layer="layout" svg:x1="18.903cm" svg:y1="6.881cm" svg:x2="20.301cm" svg:y2="6.881cm">
          <text:p/>
        </draw:line>
        <draw:frame draw:style-name="gr2" draw:text-style-name="P2" draw:layer="layout" svg:width="0.616cm" svg:height="0.962cm" svg:x="20.305cm" svg:y="12.499cm">
          <draw:text-box>
            <text:p><text:span text:style-name="T1">9</text:span></text:p>
          </draw:text-box>
        </draw:frame>
        <draw:line draw:style-name="gr4" draw:text-style-name="P3" draw:layer="layout" svg:x1="19.196cm" svg:y1="12.976cm" svg:x2="20.309cm" svg:y2="12.976cm">
          <text:p/>
        </draw:line>
        <draw:frame draw:style-name="gr2" draw:text-style-name="P2" draw:layer="layout" svg:width="0.796cm" svg:height="0.962cm" svg:x="4.853cm" svg:y="5.846cm">
          <draw:text-box>
            <text:p><text:span text:style-name="T1">3</text:span></text:p>
          </draw:text-box>
        </draw:frame>
        <draw:frame draw:style-name="gr2" draw:text-style-name="P2" draw:layer="layout" svg:width="0.796cm" svg:height="0.962cm" svg:x="4.853cm" svg:y="12.503cm">
          <draw:text-box>
            <text:p><text:span text:style-name="T1">8</text:span></text:p>
          </draw:text-box>
        </draw:frame>
        <draw:line draw:style-name="gr3" draw:text-style-name="P3" draw:layer="layout" svg:x1="5.655cm" svg:y1="12.924cm" svg:x2="6.766cm" svg:y2="12.924cm">
          <text:p/>
        </draw:line>
        <draw:custom-shape draw:style-name="gr5" draw:text-style-name="P4" draw:layer="layout" svg:width="7.937cm" svg:height="0.635cm" svg:x="6.858cm" svg:y="8.12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796cm" svg:height="0.962cm" svg:x="4.854cm" svg:y="7.219cm">
          <draw:text-box>
            <text:p><text:span text:style-name="T1">4</text:span></text:p>
          </draw:text-box>
        </draw:frame>
        <draw:line draw:style-name="gr3" draw:text-style-name="P3" draw:layer="layout" svg:x1="5.656cm" svg:y1="7.64cm" svg:x2="6.767cm" svg:y2="7.64cm">
          <text:p/>
        </draw:line>
        <draw:frame draw:style-name="gr2" draw:text-style-name="P2" draw:layer="layout" svg:width="0.696cm" svg:height="0.962cm" svg:x="20.294cm" svg:y="7.202cm">
          <draw:text-box>
            <text:p><text:span text:style-name="T1">7</text:span></text:p>
          </draw:text-box>
        </draw:frame>
        <draw:line draw:style-name="gr4" draw:text-style-name="P3" draw:layer="layout" svg:x1="17.975cm" svg:y1="7.679cm" svg:x2="20.299cm" svg:y2="7.679cm">
          <text:p/>
        </draw:line>
        <draw:g draw:style-name="gr6">
          <draw:polyline draw:style-name="gr3" draw:text-style-name="P3" draw:layer="layout" svg:width="8.547cm" svg:height="0.405cm" svg:x="5.666cm" svg:y="6.306cm" svg:viewBox="0 0 8548 406" draw:points="0,0 8548,0 8548,406">
            <text:p/>
          </draw:polyline>
        </draw:g>
      </draw:page>
      <draw:page draw:name="page2" draw:style-name="dp1" draw:master-page-name="Default">
        <draw:frame draw:style-name="gr7" draw:text-style-name="P3" draw:layer="layout" svg:width="27.999cm" svg:height="15.749cm" svg:x="0.016cm" svg:y="0.025cm">
          <draw:image xlink:href="Pictures/100000010000078000000438FABE4BC2.png" xlink:type="simple" xlink:show="embed" xlink:actuate="onLoad" draw:mime-type="image/png">
            <text:p/>
          </draw:image>
        </draw:frame>
        <draw:custom-shape draw:style-name="gr8" draw:text-style-name="P5" draw:layer="Screen_Layout" svg:width="28cm" svg:height="0.507cm" svg:x="0cm" svg:y="0.5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Screen_Layout" svg:width="28cm" svg:height="0.507cm" svg:x="0cm" svg:y="1.0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Screen_Layout" svg:width="23.306cm" svg:height="0.507cm" svg:x="0cm" svg:y="10.0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Screen_Layout" svg:width="28cm" svg:height="0.419cm" svg:x="0cm" svg:y="15.331cm">
          <text:p/>
          <draw:enhanced-geometry svg:viewBox="0 0 21600 21600" draw:type="rectangle" draw:enhanced-path="M 0 0 L 21600 0 21600 21600 0 21600 0 0 Z N"/>
        </draw:custom-shape>
        <draw:polygon draw:style-name="gr12" draw:text-style-name="P8" draw:layer="Screen_Layout" svg:width="27.999cm" svg:height="13.682cm" svg:x="0cm" svg:y="1.606cm" svg:viewBox="0 0 28000 13683" draw:points="0,0 28000,0 28000,13683 0,13683 0,8921 23378,8921 23378,8335 0,8335 0,19">
          <text:p/>
        </draw:polygon>
        <draw:frame draw:style-name="gr13" draw:text-style-name="P9" draw:layer="Screen_Layout" svg:width="1.67cm" svg:height="0.962cm" svg:x="13.36cm" svg:y="5.145cm">
          <draw:text-box>
            <text:p><text:span text:style-name="T2">&lt;A&gt;</text:span></text:p>
          </draw:text-box>
        </draw:frame>
        <draw:frame draw:style-name="gr13" draw:text-style-name="P10" draw:layer="Screen_Layout" svg:width="1.67cm" svg:height="0.962cm" svg:x="13.361cm" svg:y="0.326cm">
          <draw:text-box>
            <text:p><text:span text:style-name="T3">&lt;B&gt;</text:span></text:p>
          </draw:text-box>
        </draw:frame>
        <draw:frame draw:style-name="gr14" draw:text-style-name="P11" draw:layer="Screen_Layout" svg:width="1.704cm" svg:height="0.962cm" svg:x="16.555cm" svg:y="9.795cm">
          <draw:text-box>
            <text:p><text:span text:style-name="T4">&lt;C&gt;</text:span></text:p>
          </draw:text-box>
        </draw:frame>
        <draw:frame draw:style-name="gr14" draw:text-style-name="P12" draw:layer="Screen_Layout" svg:width="1.704cm" svg:height="0.962cm" svg:x="13.361cm" svg:y="15.048cm">
          <draw:text-box>
            <text:p><text:span text:style-name="T5">&lt;D&gt;</text:span></text:p>
          </draw:text-box>
        </draw:frame>
        <draw:frame draw:style-name="gr14" draw:text-style-name="P11" draw:layer="Screen_Layout" svg:width="1.704cm" svg:height="0.962cm" svg:x="16.556cm" svg:y="0.855cm">
          <draw:text-box>
            <text:p><text:span text:style-name="T4">&lt;C&gt;</text:span></text:p>
          </draw:text-box>
        </draw:frame>
        <draw:custom-shape draw:style-name="gr15" draw:text-style-name="P14" draw:layer="Screen_Sections" svg:width="7.218cm" svg:height="5.408cm" svg:x="0.731cm" svg:y="3.165cm">
          <text:p text:style-name="P13"><text:span text:style-name="T6">1</text:span></text:p>
          <draw:enhanced-geometry svg:viewBox="0 0 21600 21600" draw:path-stretchpoint-x="10800" draw:path-stretchpoint-y="10800" draw:text-areas="?f3 ?f4 ?f5 ?f6" draw:type="round-rectangle" draw:modifiers="1445.590682196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14" draw:layer="Screen_Sections" svg:width="7.218cm" svg:height="4.687cm" svg:x="9.99cm" svg:y="2.684cm">
          <text:p text:style-name="P13"><text:span text:style-name="T6">2</text:span></text:p>
          <draw:enhanced-geometry svg:viewBox="0 0 21600 21600" draw:path-stretchpoint-x="10800" draw:path-stretchpoint-y="10800" draw:text-areas="?f3 ?f4 ?f5 ?f6" draw:type="round-rectangle" draw:modifiers="2382.08191126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16" draw:layer="Screen_Sections" svg:width="7.218cm" svg:height="4.687cm" svg:x="19.572cm" svg:y="2.684cm">
          <text:p text:style-name="P15"><text:span text:style-name="T7">3</text:span></text:p>
          <draw:enhanced-geometry svg:viewBox="0 0 21600 21600" draw:path-stretchpoint-x="10800" draw:path-stretchpoint-y="10800" draw:text-areas="?f3 ?f4 ?f5 ?f6" draw:type="round-rectangle" draw:modifiers="1958.19112627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14" draw:layer="Screen_Sections" svg:width="22.906cm" svg:height="3.913cm" svg:x="0.207cm" svg:y="10.999cm">
          <text:p text:style-name="P13"><text:span text:style-name="T6">4</text:span></text:p>
          <draw:enhanced-geometry svg:viewBox="0 0 21600 21600" draw:path-stretchpoint-x="10800" draw:path-stretchpoint-y="10800" draw:text-areas="?f3 ?f4 ?f5 ?f6" draw:type="round-rectangle" draw:modifiers="1451.40521205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8" draw:text-style-name="P14" draw:layer="Screen_Sections" svg:width="22.906cm" svg:height="1.001cm" svg:x="0.208cm" svg:y="9.771cm">
          <text:p text:style-name="P13"><text:span text:style-name="T6">5</text:span></text:p>
          <draw:enhanced-geometry svg:viewBox="0 0 21600 21600" draw:path-stretchpoint-x="10800" draw:path-stretchpoint-y="10800" draw:text-areas="?f3 ?f4 ?f5 ?f6" draw:type="round-rectangle" draw:modifiers="5259.88023952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9" draw:text-style-name="P14" draw:layer="Screen_Sections" svg:width="4.32cm" svg:height="4.687cm" svg:x="23.472cm" svg:y="9.96cm">
          <text:p text:style-name="P13"><text:span text:style-name="T6">6</text:span></text:p>
          <draw:enhanced-geometry svg:viewBox="0 0 21600 21600" draw:path-stretchpoint-x="10800" draw:path-stretchpoint-y="10800" draw:text-areas="?f3 ?f4 ?f5 ?f6" draw:type="round-rectangle" draw:modifiers="1554.640129599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0" draw:text-style-name="P14" draw:layer="Screen_Sections" svg:width="27.685cm" svg:height="0.688cm" svg:x="0.209cm" svg:y="15.062cm">
          <text:p text:style-name="P13"><text:span text:style-name="T6">8</text:span></text:p>
          <draw:enhanced-geometry svg:viewBox="0 0 21600 21600" draw:path-stretchpoint-x="10800" draw:path-stretchpoint-y="10800" draw:text-areas="?f3 ?f4 ?f5 ?f6" draw:type="round-rectangle" draw:modifiers="6458.055152394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1" draw:text-style-name="P14" draw:layer="Screen_Sections" svg:width="27.781cm" svg:height="1.077cm" svg:x="0.113cm" svg:y="0.416cm">
          <text:p text:style-name="P13"><text:span text:style-name="T6">7</text:span></text:p>
          <draw:enhanced-geometry svg:viewBox="0 0 21600 21600" draw:path-stretchpoint-x="10800" draw:path-stretchpoint-y="10800" draw:text-areas="?f3 ?f4 ?f5 ?f6" draw:type="round-rectangle" draw:modifiers="3406.307977736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page>
      <draw:page draw:name="page3" draw:style-name="dp1" draw:master-page-name="Default">
        <draw:frame draw:style-name="gr7" draw:text-style-name="P3" draw:layer="layout" svg:width="13.991cm" svg:height="9.905cm" svg:x="6.488cm" svg:y="4.022cm">
          <draw:image xlink:href="Pictures/1000000100000295000001D42C348817.png" xlink:type="simple" xlink:show="embed" xlink:actuate="onLoad" draw:mime-type="image/png">
            <text:p/>
          </draw:image>
        </draw:frame>
        <draw:custom-shape draw:style-name="gr22" draw:text-style-name="P3" draw:layer="Screen_Layout" svg:width="0.767cm" svg:height="0.758cm" svg:x="8.413cm" svg:y="12.41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796cm" svg:height="0.962cm" svg:x="4.851cm" svg:y="9.348cm">
          <draw:text-box>
            <text:p><text:span text:style-name="T1">1</text:span></text:p>
          </draw:text-box>
        </draw:frame>
        <draw:line draw:style-name="gr3" draw:text-style-name="P3" draw:layer="layout" svg:x1="5.653cm" svg:y1="9.769cm" svg:x2="6.764cm" svg:y2="9.769cm">
          <text:p/>
        </draw:line>
        <draw:frame draw:style-name="gr2" draw:text-style-name="P2" draw:layer="layout" svg:width="0.796cm" svg:height="0.962cm" svg:x="4.865cm" svg:y="8.182cm">
          <draw:text-box>
            <text:p><text:span text:style-name="T1">2</text:span></text:p>
          </draw:text-box>
        </draw:frame>
        <draw:g draw:style-name="gr6">
          <draw:polyline draw:style-name="gr3" draw:text-style-name="P3" draw:layer="layout" svg:width="2.166cm" svg:height="0.703cm" svg:x="5.668cm" svg:y="8.608cm" svg:viewBox="0 0 2167 704" draw:points="0,0 2167,0 2167,704">
            <text:p/>
          </draw:polyline>
        </draw:g>
        <draw:frame draw:style-name="gr2" draw:text-style-name="P2" draw:layer="layout" svg:width="0.796cm" svg:height="0.962cm" svg:x="4.861cm" svg:y="11.696cm">
          <draw:text-box>
            <text:p><text:span text:style-name="T1">3</text:span></text:p>
          </draw:text-box>
        </draw:frame>
        <draw:line draw:style-name="gr3" draw:text-style-name="P3" draw:layer="layout" svg:x1="5.656cm" svg:y1="12.182cm" svg:x2="6.848cm" svg:y2="12.182cm">
          <text:p/>
        </draw:line>
        <draw:frame draw:style-name="gr2" draw:text-style-name="P2" draw:layer="layout" svg:width="0.796cm" svg:height="0.962cm" svg:x="21.077cm" svg:y="5.006cm">
          <draw:text-box>
            <text:p><text:span text:style-name="T1">4</text:span></text:p>
          </draw:text-box>
        </draw:frame>
        <draw:line draw:style-name="gr4" draw:text-style-name="P3" draw:layer="layout" svg:x1="15.525cm" svg:y1="5.483cm" svg:x2="21.082cm" svg:y2="5.483cm">
          <text:p/>
        </draw:line>
        <draw:frame draw:style-name="gr2" draw:text-style-name="P2" draw:layer="layout" svg:width="0.796cm" svg:height="0.962cm" svg:x="21.079cm" svg:y="10.017cm">
          <draw:text-box>
            <text:p><text:span text:style-name="T1">5</text:span></text:p>
          </draw:text-box>
        </draw:frame>
        <draw:line draw:style-name="gr4" draw:text-style-name="P3" draw:layer="layout" svg:x1="18.629cm" svg:y1="10.493cm" svg:x2="21.078cm" svg:y2="10.493cm">
          <text:p/>
        </draw:line>
      </draw:page>
      <draw:page draw:name="page4" draw:style-name="dp1" draw:master-page-name="Default">
        <draw:frame draw:style-name="gr7" draw:text-style-name="P3" draw:layer="Screen_Layout" svg:width="14.813cm" svg:height="9.804cm" svg:x="8.55cm" svg:y="2.689cm">
          <draw:image xlink:href="Pictures/10000001000001A4000001160CB41E7F.png" xlink:type="simple" xlink:show="embed" xlink:actuate="onLoad" draw:mime-type="image/png">
            <text:p/>
          </draw:image>
        </draw:frame>
        <draw:polygon draw:style-name="gr23" draw:text-style-name="P3" draw:layer="Screen_Layout" svg:width="3.167cm" svg:height="13.615cm" draw:transform="rotate (1.5707963267949) translate (9.668cm 5.935cm)" svg:viewBox="0 0 3168 13616" draw:points="0,13616 3168,13616 3168,8711 987,8711 987,0 41,0 41,13616">
          <text:p/>
        </draw:polygon>
        <draw:polygon draw:style-name="gr23" draw:text-style-name="P3" draw:layer="Screen_Layout" svg:width="3.161cm" svg:height="12.379cm" draw:transform="rotate (-1.5707963267949) translate (22.044cm 5.848cm)" svg:viewBox="0 0 3162 12380" draw:points="0,14 3162,14 3162,3648 830,3648 830,12380 43,12380 43,0">
          <text:p/>
        </draw:polygon>
        <draw:frame draw:style-name="gr7" draw:text-style-name="P3" draw:layer="layout" svg:width="4.847cm" svg:height="3.453cm" svg:x="18.429cm" svg:y="5.954cm">
          <draw:image xlink:href="Pictures/10000001000000A000000072205D1397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7" draw:text-style-name="P3" draw:layer="layout" svg:width="18.875cm" svg:height="12.182cm" svg:x="4.673cm" svg:y="1.617cm">
          <draw:image xlink:href="Pictures/10000001000002D2000001D2D8E17352.png" xlink:type="simple" xlink:show="embed" xlink:actuate="onLoad" draw:mime-type="image/png">
            <text:p/>
          </draw:image>
        </draw:frame>
        <draw:custom-shape draw:style-name="gr24" draw:text-style-name="P3" draw:layer="layout" svg:width="5.53cm" svg:height="0.979cm" svg:x="9.393cm" svg:y="4.261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g draw:style-name="gr6">
          <draw:polyline draw:style-name="gr25" draw:text-style-name="P3" draw:layer="controls" svg:width="1.31cm" svg:height="2.777cm" svg:x="11.701cm" svg:y="0.817cm" svg:viewBox="0 0 1311 2778" draw:points="0,2778 820,2778 820,0 1311,0">
            <text:p/>
          </draw:polyline>
          <draw:polyline draw:style-name="gr25" draw:text-style-name="P3" draw:layer="controls" svg:width="1.335cm" svg:height="0cm" svg:x="11.701cm" svg:y="4.245cm" svg:viewBox="0 0 1336 0" draw:points="0,0 883,0 1336,0">
            <text:p/>
          </draw:polyline>
          <draw:polyline draw:style-name="gr25" draw:text-style-name="P3" draw:layer="controls" svg:width="1.359cm" svg:height="5.737cm" svg:x="11.689cm" svg:y="4.894cm" svg:viewBox="0 0 1360 5738" draw:points="0,0 778,0 778,5738 1360,5738">
            <text:p/>
          </draw:polyline>
        </draw:g>
        <draw:frame draw:style-name="gr7" draw:text-style-name="P3" draw:layer="layout" svg:width="16.362cm" svg:height="14.997cm" svg:x="4.343cm" svg:y="0.332cm">
          <draw:image xlink:href="Pictures/100000010000028700000251D07E3453.png" xlink:type="simple" xlink:show="embed" xlink:actuate="onLoad" draw:mime-type="image/png">
            <text:p/>
          </draw:image>
        </draw:frame>
        <draw:polyline draw:style-name="gr25" draw:text-style-name="P3" draw:layer="controls" svg:width="1.287cm" svg:height="2.75cm" svg:x="11.695cm" svg:y="10.143cm" svg:viewBox="0 0 1288 2751" draw:points="0,0 547,0 547,2751 1288,2751">
          <text:p/>
        </draw:polyline>
      </draw:page>
      <draw:page draw:name="page7" draw:style-name="dp1" draw:master-page-name="Default">
        <draw:frame draw:style-name="gr7" draw:text-style-name="P3" draw:layer="layout" svg:width="13.405cm" svg:height="15.749cm" svg:x="5.221cm" svg:y="0.001cm">
          <draw:image xlink:href="Pictures/100000010000029200000305258FE707.png" xlink:type="simple" xlink:show="embed" xlink:actuate="onLoad" draw:mime-type="image/png">
            <text:p/>
          </draw:image>
        </draw:frame>
        <draw:polyline draw:style-name="gr25" draw:text-style-name="P3" draw:layer="controls" svg:width="1.038cm" svg:height="4.515cm" svg:x="11.415cm" svg:y="0.341cm" svg:viewBox="0 0 1039 4516" draw:points="0,4516 359,4516 359,0 1039,0">
          <text:p/>
        </draw:polyline>
        <draw:polyline draw:style-name="gr25" draw:text-style-name="P3" draw:layer="controls" svg:width="1cm" svg:height="3.155cm" svg:x="11.415cm" svg:y="2.231cm" svg:viewBox="0 0 1001 3156" draw:points="0,3156 604,3156 604,0 1001,0 1001,18">
          <text:p/>
        </draw:polyline>
        <draw:polyline draw:style-name="gr25" draw:text-style-name="P3" draw:layer="controls" svg:width="1.01cm" svg:height="1.94cm" svg:x="11.425cm" svg:y="5.929cm" svg:viewBox="0 0 1011 1941" draw:points="0,0 536,0 590,0 590,1941 1011,1941">
          <text:p/>
        </draw:polyline>
        <draw:polyline draw:style-name="gr25" draw:text-style-name="P3" draw:layer="controls" svg:width="1.01cm" svg:height="4.361cm" svg:x="11.411cm" svg:y="6.459cm" svg:viewBox="0 0 1011 4362" draw:points="0,0 353,0 353,4362 1011,4362">
          <text:p/>
        </draw:polyline>
        <draw:polyline draw:style-name="gr25" draw:text-style-name="P3" draw:layer="controls" svg:width="1.05cm" svg:height="0.99cm" svg:x="11.398cm" svg:y="11.757cm" svg:viewBox="0 0 1051 991" draw:points="0,0 603,0 603,991 1051,991">
          <text:p/>
        </draw:polyline>
      </draw:page>
      <draw:page draw:name="page8" draw:style-name="dp1" draw:master-page-name="Default">
        <draw:frame draw:style-name="gr7" draw:text-style-name="P3" draw:layer="layout" svg:width="27.999cm" svg:height="15.749cm" svg:x="0.001cm" svg:y="0.001cm">
          <draw:image xlink:href="Pictures/1000000100000780000004382848DABA.png" xlink:type="simple" xlink:show="embed" xlink:actuate="onLoad" draw:mime-type="image/png">
            <text:p/>
          </draw:image>
        </draw:frame>
        <draw:custom-shape draw:style-name="gr26" draw:text-style-name="P18" draw:layer="layout" svg:width="28cm" svg:height="6.574cm" svg:x="0cm" svg:y="1.16cm">
          <text:p text:style-name="P17"><text:span text:style-name="T8">Row 1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28cm" svg:height="3.704cm" svg:x="0cm" svg:y="7.755cm">
          <text:p text:style-name="P19"><text:span text:style-name="T2">Row 2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8cm" svg:height="3.745cm" svg:x="0cm" svg:y="11.499cm">
          <text:p text:style-name="P21"><text:span text:style-name="T9">Row 3</text:span></text:p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5.475cm" svg:y1="1.181cm" svg:x2="5.475cm" svg:y2="7.795cm">
          <text:p/>
        </draw:line>
        <draw:line draw:style-name="gr29" draw:text-style-name="P3" draw:layer="layout" svg:x1="14.106cm" svg:y1="1.181cm" svg:x2="14.106cm" svg:y2="7.795cm">
          <text:p/>
        </draw:line>
        <draw:line draw:style-name="gr29" draw:text-style-name="P3" draw:layer="layout" svg:x1="21.594cm" svg:y1="1.181cm" svg:x2="21.594cm" svg:y2="7.795cm">
          <text:p/>
        </draw:line>
        <draw:line draw:style-name="gr30" draw:text-style-name="P3" draw:layer="layout" svg:x1="12.314cm" svg:y1="7.735cm" svg:x2="12.314cm" svg:y2="11.438cm">
          <text:p/>
        </draw:line>
        <draw:line draw:style-name="gr30" draw:text-style-name="P3" draw:layer="layout" svg:x1="18.358cm" svg:y1="7.736cm" svg:x2="18.358cm" svg:y2="11.439cm">
          <text:p/>
        </draw:line>
        <draw:line draw:style-name="gr29" draw:text-style-name="P3" draw:layer="layout" svg:x1="0cm" svg:y1="5.323cm" svg:x2="5.496cm" svg:y2="5.323cm">
          <text:p/>
        </draw:line>
        <draw:custom-shape draw:style-name="gr31" draw:text-style-name="P3" draw:layer="layout" svg:width="5.434cm" svg:height="0.59cm" svg:x="0cm" svg:y="4.763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7" draw:text-style-name="P3" draw:layer="layout" svg:width="27.999cm" svg:height="15.749cm" svg:x="0.016cm" svg:y="-0.002cm">
          <draw:image xlink:href="Pictures/100000010000078000000438EE7E1745.png" xlink:type="simple" xlink:show="embed" xlink:actuate="onLoad" draw:mime-type="image/png">
            <text:p/>
          </draw:image>
        </draw:frame>
        <draw:custom-shape draw:style-name="gr32" draw:text-style-name="P18" draw:layer="layout" svg:width="12.294cm" svg:height="14.064cm" svg:x="0.013cm" svg:y="1.197cm">
          <text:p text:style-name="P17"><text:span text:style-name="T8">Column 1</text:span></text:p>
          <text:p text:style-name="P17"><text:span text:style-name="T8"/></text:p>
          <text:p text:style-name="P17"><text:span text:style-name="T8"/></text:p>
          <text:p text:style-name="P17"><text:span text:style-name="T8"/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10.893cm" svg:height="14.064cm" svg:x="12.354cm" svg:y="1.198cm">
          <text:p text:style-name="P19"><text:span text:style-name="T2">Column 2</text:span></text:p>
          <draw:enhanced-geometry svg:viewBox="0 0 21600 21600" draw:type="rectangle" draw:enhanced-path="M 0 0 L 21600 0 21600 21600 0 21600 0 0 Z N"/>
        </draw:custom-shape>
        <draw:custom-shape draw:style-name="gr34" draw:text-style-name="P24" draw:layer="layout" svg:width="4.716cm" svg:height="14.064cm" svg:x="23.284cm" svg:y="1.198cm">
          <text:p text:style-name="P21"><text:span text:style-name="T9">Columns 3</text:span></text:p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0cm" svg:y1="5.323cm" svg:x2="12.293cm" svg:y2="5.323cm">
          <text:p/>
        </draw:line>
        <draw:line draw:style-name="gr29" draw:text-style-name="P3" draw:layer="layout" svg:x1="0.001cm" svg:y1="11.449cm" svg:x2="12.294cm" svg:y2="11.449cm">
          <text:p/>
        </draw:line>
        <draw:line draw:style-name="gr29" draw:text-style-name="P3" draw:layer="layout" svg:x1="0.001cm" svg:y1="7.684cm" svg:x2="12.294cm" svg:y2="7.684cm">
          <text:p/>
        </draw:line>
        <draw:line draw:style-name="gr30" draw:text-style-name="P3" draw:layer="layout" svg:x1="12.355cm" svg:y1="7.439cm" svg:x2="23.284cm" svg:y2="7.439cm">
          <text:p/>
        </draw:line>
        <draw:line draw:style-name="gr30" draw:text-style-name="P3" draw:layer="layout" svg:x1="12.356cm" svg:y1="11.958cm" svg:x2="23.285cm" svg:y2="11.958cm">
          <text:p/>
        </draw:line>
        <draw:line draw:style-name="gr35" draw:text-style-name="P3" draw:layer="layout" svg:x1="23.243cm" svg:y1="8.538cm" svg:x2="28cm" svg:y2="8.538cm">
          <text:p/>
        </draw:line>
        <draw:line draw:style-name="gr35" draw:text-style-name="P3" draw:layer="layout" svg:x1="23.244cm" svg:y1="12.486cm" svg:x2="28.001cm" svg:y2="12.486cm">
          <text:p/>
        </draw:line>
        <draw:custom-shape draw:style-name="gr36" draw:text-style-name="P3" draw:layer="layout" svg:width="5.434cm" svg:height="0.59cm" svg:x="0cm" svg:y="4.763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frame draw:style-name="gr7" draw:text-style-name="P3" draw:layer="layout" svg:width="27.999cm" svg:height="9.202cm" svg:x="0.032cm" svg:y="3.463cm">
          <draw:image xlink:href="Pictures/1000000100000749000002657C1E0DE2.png" xlink:type="simple" xlink:show="embed" xlink:actuate="onLoad" draw:mime-type="image/png">
            <text:p/>
          </draw:image>
        </draw:frame>
        <draw:frame draw:style-name="gr7" draw:text-style-name="P3" draw:layer="layout" svg:width="5.329cm" svg:height="0.446cm" svg:x="22.159cm" svg:y="7.911cm">
          <draw:image xlink:href="Pictures/10000001000001A40000002424A9C7B1.png" xlink:type="simple" xlink:show="embed" xlink:actuate="onLoad" draw:mime-type="image/png">
            <text:p/>
          </draw:image>
        </draw:frame>
        <draw:custom-shape draw:style-name="gr37" draw:text-style-name="P25" draw:layer="layout" svg:width="7.117cm" svg:height="1.032cm" svg:x="22.027cm" svg:y="6.773cm">
          <text:p/>
          <draw:enhanced-geometry svg:viewBox="0 0 21600 21600" draw:type="rectangle" draw:enhanced-path="M 0 0 L 21600 0 21600 21600 0 21600 0 0 Z N"/>
        </draw:custom-shape>
        <draw:frame draw:style-name="gr38" draw:text-style-name="P26" draw:layer="layout" svg:width="0.411cm" svg:height="0.962cm" svg:x="6.835cm" svg:y="7.066cm">
          <draw:text-box>
            <text:p><text:span text:style-name="T10">1</text:span></text:p>
          </draw:text-box>
        </draw:frame>
        <draw:line draw:style-name="gr39" draw:text-style-name="P3" draw:layer="layout" svg:x1="23.313cm" svg:y1="5.83cm" svg:x2="23.313cm" svg:y2="6.637cm">
          <text:p/>
        </draw:line>
        <draw:frame draw:style-name="gr38" draw:text-style-name="P26" draw:layer="layout" svg:width="0.411cm" svg:height="0.962cm" svg:x="17.736cm" svg:y="7.066cm">
          <draw:text-box>
            <text:p><text:span text:style-name="T10">2</text:span></text:p>
          </draw:text-box>
        </draw:frame>
        <draw:frame draw:style-name="gr38" draw:text-style-name="P26" draw:layer="layout" svg:width="0.411cm" svg:height="0.962cm" svg:x="21.436cm" svg:y="7.066cm">
          <draw:text-box>
            <text:p><text:span text:style-name="T10">3</text:span></text:p>
          </draw:text-box>
        </draw:frame>
        <draw:frame draw:style-name="gr38" draw:text-style-name="P26" draw:layer="layout" svg:width="0.411cm" svg:height="0.962cm" svg:x="22.197cm" svg:y="6.366cm">
          <draw:text-box>
            <text:p><text:span text:style-name="T10">4</text:span></text:p>
          </draw:text-box>
        </draw:frame>
        <draw:frame draw:style-name="gr38" draw:text-style-name="P26" draw:layer="layout" svg:width="0.411cm" svg:height="0.962cm" svg:x="22.598cm" svg:y="7.066cm">
          <draw:text-box>
            <text:p><text:span text:style-name="T10">5</text:span></text:p>
          </draw:text-box>
        </draw:frame>
        <draw:frame draw:style-name="gr38" draw:text-style-name="P26" draw:layer="layout" svg:width="0.411cm" svg:height="0.962cm" svg:x="23.107cm" svg:y="5.166cm">
          <draw:text-box>
            <text:p><text:span text:style-name="T10">6</text:span></text:p>
          </draw:text-box>
        </draw:frame>
        <draw:frame draw:style-name="gr38" draw:text-style-name="P26" draw:layer="layout" svg:width="0.411cm" svg:height="0.962cm" svg:x="23.664cm" svg:y="7.066cm">
          <draw:text-box>
            <text:p><text:span text:style-name="T10">7</text:span></text:p>
          </draw:text-box>
        </draw:frame>
        <draw:frame draw:style-name="gr38" draw:text-style-name="P26" draw:layer="layout" svg:width="0.411cm" svg:height="0.962cm" svg:x="24.065cm" svg:y="6.366cm">
          <draw:text-box>
            <text:p><text:span text:style-name="T10">8</text:span></text:p>
          </draw:text-box>
        </draw:frame>
        <draw:frame draw:style-name="gr38" draw:text-style-name="P26" draw:layer="layout" svg:width="0.411cm" svg:height="0.962cm" svg:x="24.466cm" svg:y="7.066cm">
          <draw:text-box>
            <text:p><text:span text:style-name="T10">9</text:span></text:p>
          </draw:text-box>
        </draw:frame>
        <draw:frame draw:style-name="gr40" draw:text-style-name="P26" draw:layer="layout" svg:width="0.806cm" svg:height="1.673cm" svg:x="24.807cm" svg:y="6.366cm">
          <draw:text-box>
            <text:p><text:span text:style-name="T10">10</text:span></text:p>
          </draw:text-box>
        </draw:frame>
        <draw:frame draw:style-name="gr40" draw:text-style-name="P26" draw:layer="layout" svg:width="0.806cm" svg:height="1.673cm" svg:x="25.267cm" svg:y="7.066cm">
          <draw:text-box>
            <text:p><text:span text:style-name="T10">11</text:span></text:p>
          </draw:text-box>
        </draw:frame>
        <draw:line draw:style-name="gr39" draw:text-style-name="P3" draw:layer="layout" svg:x1="24.281cm" svg:y1="7.022cm" svg:x2="24.281cm" svg:y2="7.829cm">
          <text:p/>
        </draw:line>
        <draw:line draw:style-name="gr39" draw:text-style-name="P3" draw:layer="layout" svg:x1="25.197cm" svg:y1="7.014cm" svg:x2="25.197cm" svg:y2="7.96cm">
          <text:p/>
        </draw:line>
        <draw:line draw:style-name="gr39" draw:text-style-name="P3" draw:layer="layout" svg:x1="22.413cm" svg:y1="7.014cm" svg:x2="22.413cm" svg:y2="7.821cm">
          <text:p/>
        </draw:line>
        <draw:line draw:style-name="gr39" draw:text-style-name="P3" draw:layer="layout" svg:x1="26.297cm" svg:y1="7.006cm" svg:x2="26.297cm" svg:y2="7.998cm">
          <text:p/>
        </draw:line>
        <draw:frame draw:style-name="gr40" draw:text-style-name="P26" draw:layer="layout" svg:width="0.806cm" svg:height="1.673cm" svg:x="25.899cm" svg:y="6.366cm">
          <draw:text-box>
            <text:p><text:span text:style-name="T10">12</text:span></text:p>
          </draw:text-box>
        </draw:frame>
        <draw:frame draw:style-name="gr40" draw:text-style-name="P26" draw:layer="layout" svg:width="0.806cm" svg:height="1.673cm" svg:x="26.867cm" svg:y="7.066cm">
          <draw:text-box>
            <text:p><text:span text:style-name="T10">13</text:span></text:p>
          </draw:text-box>
        </draw:frame>
        <draw:frame draw:style-name="gr7" draw:text-style-name="P3" draw:layer="layout" svg:width="0.518cm" svg:height="1.261cm" svg:x="23.087cm" svg:y="6.652cm">
          <draw:image xlink:href="Pictures/100000010000002C0000006B2722E26B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7" draw:text-style-name="P3" draw:layer="layout" svg:width="19.349cm" svg:height="14.467cm" svg:x="4.657cm" svg:y="0.421cm">
          <draw:image xlink:href="Pictures/1000000100000500000003BD454D0772.png" xlink:type="simple" xlink:show="embed" xlink:actuate="onLoad" draw:mime-type="image/png">
            <text:p/>
          </draw:image>
        </draw:frame>
        <draw:frame draw:style-name="gr2" draw:text-style-name="P2" draw:layer="layout" svg:width="0.796cm" svg:height="0.962cm" svg:x="24.979cm" svg:y="1.677cm">
          <draw:text-box>
            <text:p><text:span text:style-name="T1">3</text:span></text:p>
          </draw:text-box>
        </draw:frame>
        <draw:line draw:style-name="gr4" draw:text-style-name="P3" draw:layer="layout" svg:x1="17.188cm" svg:y1="2.097cm" svg:x2="25.127cm" svg:y2="2.097cm">
          <text:p/>
        </draw:line>
        <draw:frame draw:style-name="gr2" draw:text-style-name="P2" draw:layer="layout" svg:width="0.796cm" svg:height="0.962cm" svg:x="24.979cm" svg:y="7.179cm">
          <draw:text-box>
            <text:p><text:span text:style-name="T1">2</text:span></text:p>
          </draw:text-box>
        </draw:frame>
        <draw:line draw:style-name="gr4" draw:text-style-name="P3" draw:layer="layout" svg:x1="23.792cm" svg:y1="7.599cm" svg:x2="25.127cm" svg:y2="7.599cm">
          <text:p/>
        </draw:line>
        <draw:frame draw:style-name="gr2" draw:text-style-name="P2" draw:layer="layout" svg:width="0.796cm" svg:height="0.962cm" svg:x="24.979cm" svg:y="3.391cm">
          <draw:text-box>
            <text:p><text:span text:style-name="T1">1</text:span></text:p>
          </draw:text-box>
        </draw:frame>
        <draw:line draw:style-name="gr4" draw:text-style-name="P3" draw:layer="layout" svg:x1="21.633cm" svg:y1="3.811cm" svg:x2="25.127cm" svg:y2="3.8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ue_20_45_20_Degrees" draw:display-name="Blue 45 Degrees" draw:style="single" draw:color="#2a6099" draw:distance="0.203cm" draw:rotation="450"/>
    <draw:hatch draw:name="Gold_20_45_20_Degress_20_narrow" draw:display-name="Gold 45 Degress narrow" draw:style="single" draw:color="#ffbf00" draw:distance="0.2cm" draw:rotation="450"/>
    <draw:hatch draw:name="Green_20_135_20_Degrees" draw:display-name="Green 135 Degrees" draw:style="single" draw:color="#00a933" draw:distance="0.2cm" draw:rotation="1350"/>
    <draw:hatch draw:name="Red_20_90_20_Degrees_20_Crossed_20_1" draw:display-name="Red 90 Degrees Crossed 1" draw:style="single" draw:color="#ffbf00" draw:distance="0.203cm" draw:rotation="450"/>
    <draw:hatch draw:name="Red_20_90_20_Degrees_20_Crossed_20_2" draw:display-name="Red 90 Degrees Crossed 2" draw:style="single" draw:color="#c9211e" draw:distance="0.203cm" draw:rotation="450"/>
    <draw:hatch draw:name="Red_20_90_20_Degrees_20_Crossed_20_4" draw:display-name="Red 90 Degrees Crossed 4" draw:style="single" draw:color="#00a933" draw:distance="0.203cm" draw:rotation="1350"/>
    <draw:hatch draw:name="Red_20_90_20_Degrees_20_Crossed_20_5" draw:display-name="Red 90 Degrees Crossed 5" draw:style="single" draw:color="#2a6099" draw:distance="0.203cm" draw:rotation="1350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Arrowheads_20_7" draw:display-name="Arrowheads 7" svg:viewBox="0 0 1131 1580" svg:d="M1013 1491l118 89-567-1580-564 1580 114-85 136-68 148-46 161-17 161 13 153 46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Handles"/>
      <draw:layer draw:name="Screen_Layout"/>
      <draw:layer draw:name="Screen_Section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8-14T07:41:21.018166731</meta:creation-date>
    <dc:date>2025-12-30T16:36:09.944769800</dc:date>
    <meta:editing-duration>PT12H35M49S</meta:editing-duration>
    <meta:editing-cycles>33</meta:editing-cycles>
    <meta:generator>LibreOffice/25.2.7.2$Windows_X86_64 LibreOffice_project/5cbfd1ab6520636bb5f7b99185aa69bd7456825d</meta:generator>
    <meta:document-statistic meta:object-count="123"/>
  </office:meta>
</office:document-meta>
</file>